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IMENTOS EL GRANERO E.I.R.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242732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832593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USMA HUAMAN, NEXA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46161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SILVA MORALES, LUIS ALBERT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722587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43</text:p>
          </table:table-cell>
          <table:table-cell table:style-name="Tableau1.D2" office:value-type="string">
            <text:p text:style-name="P13">163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63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2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21:45:1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